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0e0e0"/>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span text:style-name="T1">陳真 | 2010.09.29 12:49 | </text:span><text:span text:style-name="T2">#</text:span></text:p>
      <text:p text:style-name="P2"><text:span text:style-name="T1">這個叫trolley problem 的thought experiment,不是源自Thompson,而是一位深受維根斯坦影響的英國女哲學家叫Philippa Foot所提出，質疑所謂consequentialism的合理性，簡單說就是質疑由結果來檢驗道德基礎的說法。</text:span></text:p>
      <text:p text:style-name="P2"><text:span text:style-name="T1">這兩種選擇一點都不矛盾：直接殺害一個完全狀況外的人去 “拯救” 另外四人，畢竟跟你把某種不可避免的傷害減到最小是完全兩回事。就好像甲乙丙丁戊五人你只能救四人，你決定救了乙丙丁戊卻放棄甲，這跟你把一個路人甲殺掉來 “拯救” 其他人是道德意義完全不同的。前者合理判斷，後者卻是謀殺。</text:span></text:p>
      <text:p text:style-name="P2"><text:span text:style-name="T1">美國長年以來的軍事侵略往往冠上個 “人道” 之名，其說法大致上就是這樣：為了拯救你的阿嬤，我必須殺掉你的老公、小孩、阿姨、叔叔伯伯、表哥表妹等等。殺完之後，他會一直宣傳說他自己多麼偉大，為了救你阿嬤，不惜殺你全家，而且自己還殺人殺得鼻青臉腫。同時為了怕你將來沒飯吃，他只好不惜辛勞佔據你家房子，而且還強迫你來當佣人，怕你失業。真是用心良苦。</text:span></text:p>
      <text:p text:style-name="P2"><text:span text:style-name="T1">這不是我瞎掰，美國的外交政策基本上就是這樣。何止把胖子推下橋，就算把整個地球毀了他也不會在乎，只要能獲得所謂利益。</text:span><text:span text:style-name="T3"><text:line-break/></text:span></text:p>
      <text:p text:style-name="P1"><text:span text:style-name="T1">李秉叡 | 2010.09.29 00:33 | </text:span><text:span text:style-name="T2">#</text:span></text:p>
      <text:p text:style-name="P3"><text:span text:style-name="T1">誰會把胖子推下去？</text:span></text:p>
      <text:p text:style-name="P3"><text:span text:style-name="T1">2010-09-28 中國時報 【郭崇倫專欄】</text:span><text:span text:style-name="T3"><text:line-break/><text:line-break/></text:span><text:span text:style-name="T1">　從入侵伊拉克到撤軍以來，美軍陣亡的超過四千人，但是伊拉克平民死亡的數字更高。根據不同機構的估計，因暴力而死亡的平民人數介於九萬七千至十萬六千人之間；而目前戰事還方興未艾的阿富汗，近三年半來，平民死亡人數已經超過七千。</text:span></text:p>
      <text:p text:style-name="P3"><text:span text:style-name="T1">　戰爭中，軍人的死傷是很自然的，不過為什麼平民也會死傷慘重？軍隊的說法稱這些死亡是附帶傷害（collateral damage），就是在戰鬥中被牽連死亡的平民。</text:span></text:p>
      <text:p text:style-name="P3"><text:span text:style-name="T1">　有些是有意的，譬如近日《華盛頓郵報》所披露的「流氓士兵」所組成的殺人小組，他們所隸屬的部隊先後在伊拉克與阿富汗服役，無論在哪裡，他們私下專以殺人為樂：他們認定目標後，就先向地面投擲手榴彈，再宣稱遭到攻擊，被迫還擊，實質上是屠殺無辜的村民。</text:span></text:p>
      <text:p text:style-name="P3"><text:span text:style-name="T1">　這樣的軍人有多少？我們不知道，但是戰爭的確會把人類最惡劣的天性導引出來，有巴格達阿布格瑞監獄虐待戰俘事例在先，美國軍方對於民間投訴，並不積極調查，五角大廈擔心的是，越戰期間美萊村事件重演，怕軍中士氣會受打擊。</text:span></text:p>
      <text:p text:style-name="P3"><text:span text:style-name="T1">　但有些附帶傷害，介於有意無意之間，例如以無人飛機轟炸恐怖分子的藏身之處，這本是ＣＩＡ慣用的伎倆，在阿富汗與巴基斯坦邊境，近年來次數尤其頻繁，單是去年在阿富汗就高達兩百次，不是戰區的巴基斯坦去年也超過五十次。</text:span></text:p>
      <text:p text:style-name="P3"><text:span text:style-name="T1">　但常常情報有誤，炸錯地點，或是炸彈威力太大，炸死鄰近無辜民眾，尤其在敵我情況不明，而遙控指揮無人飛機的人，坐在數萬公里外的維吉尼亞州ＣＩＡ總部，現場沒有人覆核，「先炸了再說」，或是沒有責任感的「電動遊戲心態」，都讓誤殺、錯殺的情況特別嚴重。</text:span></text:p>
      <text:p text:style-name="P3"><text:span text:style-name="T1">　戰場上要遵循怎樣的倫理規範？美國軍方為了提供軍官們有基本的思維能力，來判斷情勢，西點軍校現在開設倫理哲學課程，就在討論「要不要把胖子推下橋去」的道德難題。</text:span></text:p>
      <text:p text:style-name="P3"><text:span text:style-name="T1">　這個設想是由麻省理工學院的湯姆森教授所發展出來的，科學家可以做實驗，道德哲學也可以有「思考實驗」，讓一般人就道德兩難的問題，做出直覺的回應，看這在現實世界中，會造成什麼效果。</text:span></text:p>
      <text:p text:style-name="P3"><text:span text:style-name="T1">　案例一：一列火車眼看就要撞死軌道上的五個人，你可以按個開關，讓火車轉到另一條岔道，但是卻會撞死岔道上的一個人，你會怎麼做？根據實驗，超過百分之七十五的人都會按下開關，雖然會導致一個人死亡，但可以救五個人。</text:span></text:p>
      <text:p text:style-name="P3"><text:span text:style-name="T1">　案例二：同樣是一列疾駛的火車開來，眼看就要撞死軌道上的五個人，你站在天橋上，如果自己跳下去，火車仍然會撞上他們，但旁邊有一個胖子，如果把胖子推下橋去，他的體重正好可以阻止火車前進，你會不會推他下去？結果有百分之七十三的人表示不會。</text:span></text:p>
      <text:p text:style-name="P3"><text:span text:style-name="T1">　這似乎是個矛盾的結果，同樣是犧牲一個人，可以救五個人，為什麼你可以按下開關，但不會把胖子推下去？之間差別似乎很小，但從倫理出發點，卻是差別很大。</text:span></text:p>
      <text:p text:style-name="P3"><text:span text:style-name="T1">　中國文化向來不重視生命，如果以一命換五命，通常是很功利的計算，而不是考慮到個別生命價值，以及決定的道德責任；但根據德國哲學家康德的看法，人應該永遠去做對的事，即使結果可能不是樂見的；而且有些作為是永遠是錯的，不管達到如何好的結果，譬如絕不能為了救人而去殺人；對康德來說，人應該永遠是目的，而不是手段。</text:span></text:p>
      <text:p text:style-name="P3"><text:span text:style-name="T1">　引伸來說，如果你是外科醫生，有五個亟需器官移植的病人，你知道你是絕對不可能殺掉一個人，把他的健康器官拿去救其他五個人，這在道德上是不可行，也是絕對錯誤的。</text:span></text:p>
      <text:p text:style-name="P3"><text:span text:style-name="T1">　在西點軍校的倫理課程上，在座的軍官，沒有人贊成把胖子推下去，基於道德的考慮，他們排除了最有「效率」的解決辦法，使得未來的決定與命令打折扣，換句話說，接受命令的下級軍官們會停下來思考，並質疑上級命令的正當性。</text:span></text:p>
      <text:p text:style-name="P3"><text:span text:style-name="T1">　命令的執行，也許不能百分之百，這是西點與美國軍方所願意接受的，因為哲學可以讓軍官們學會拒絕不正當的命令，避免像二次大戰種族滅絕的指令，或是憲法體制中實彈鎮壓人民的命令，被盲目的執行下去。（chenlungkuo@yahoo.com）</text:span><text:span text:style-name="T3"><text:line-break/></text:span><text:span text:style-name="T1">=========================================</text:span><text:span text:style-name="T3"><text:line-break/></text:span><text:span text:style-name="T1">問題是教了這麼多好聽的課程，畢業後，真正會運用在戰場上的學生有幾個啊！</text:span></text:p>
      <text:p text:style-name="P1"><text:span text:style-name="T1">陳真 | 2010.09.28 22:30 | </text:span><text:span text:style-name="T2">#</text:span></text:p>
      <text:p text:style-name="P2"><text:span text:style-name="T1">問:</text:span><text:span text:style-name="T3"><text:line-break/></text:span><text:span text:style-name="T1">""李勘要去中國唸書就說他喜歡去嘛, 幹嘛臭屁說台灣學生不是他的對手? 誰要當他的對手? ""</text:span></text:p>
      <text:p text:style-name="P2"><text:span text:style-name="T1">答:</text:span><text:span text:style-name="T3"><text:line-break/></text:span><text:span text:style-name="T1">不就是因為李戡覺得台灣這口井太小了,所以才想去中國嗎?(我也想去,只是時間早晚的問題).</text:span></text:p>
      <text:p text:style-name="P2"><text:span text:style-name="T1">"井太小" 這樣一種痛苦的感覺就是所謂 "不是對手";這只是同一個意思之不同的表達方式. 這樣你看不懂嗎?(我感覺好像在教小學生學國文.)</text:span></text:p>
      <text:p text:style-name="P2"><text:span text:style-name="T1">這裏頭絲毫沒有什麼臭屁的問題,就好像我常感覺自己不是困在一所大醫院,也不是困在一個島,而是困在一個鳥籠中,我需要一片森林,需要看見各式各樣不同的鳥. 一整個籠子全是麻雀,而且逼我要發出麻雀的可愛叫聲,讓我很痛苦.</text:span></text:p>
      <text:p text:style-name="P2"><text:span text:style-name="T1">當我們這樣講時,絲毫無臭屁之意,而只有感慨之意,更不是說某家醫院的所有員工全是麻雀而我是飛鴻.</text:span></text:p>
      <text:p text:style-name="P2"><text:span text:style-name="T1">維根斯坦曾經說: 劍橋是一個沒有思想沒有氧氣的地方,令他感到窒息,他逃不掉,只好自己製造氧氣.</text:span></text:p>
      <text:p text:style-name="P2"><text:span text:style-name="T1">當我們聽到這樣的說法,只能為之灑淚而不是為之吐口水. 當他這樣講時,並不是懷著什麼 "臭屁" 的幼稚心理在瞧不起誰. 你或許可以說這樣一些人很壞,但他們頂多只是壞,但一點也不笨.只有很蠢的人才會有什麼臭屁的窩囊心理.</text:span></text:p>
      <text:p text:style-name="P2"><text:span text:style-name="T1">我們不也常聽到 "台灣很亂" 的說法,這不就是說 "我跟這樣一群亂七八糟的台灣人生活在一起很痛苦"?! 換句話說,"我害怕跟台灣人生活" "台灣人不是我的理想鄰居"...等等,純粹看你怎麼表達.</text:span></text:p>
      <text:p text:style-name="P2"><text:span text:style-name="T1">這時候,你罵說 "誰要當你的鄰居?" 這樣一種反駁法不是很智能不足嗎?</text:span></text:p>
      <text:p text:style-name="P2"><text:span text:style-name="T1">至於什麼臭屁,我倒是認為: 一個人幹嘛謙虛,只要他有那個本事那個胸膛,他就應該如其所是地表達自我而無須假裝溫良恭儉讓.</text:span></text:p>
      <text:p text:style-name="P2"><text:span text:style-name="T1">西方有句諺語說得很對:"你不要急著謙虛,你還沒有那麼偉大!"</text:span></text:p>
      <text:p text:style-name="P2"><text:span text:style-name="T1">"謙虛" 對我而言是一種敗德,一種可恥的人格記號. 一隻鷹就該有一隻鷹的模樣,而不要假裝自己是一隻麻雀,那樣很惡心. 問題一般是出在很多麻雀以為自己是一頭蒼鷹,但李戡和他爹,顯然都不是這樣的蠢蛋.</text:span></text:p>
      <text:p text:style-name="P2"><text:span text:style-name="T1">問:</text:span><text:span text:style-name="T3"><text:line-break/></text:span><text:span text:style-name="T1">說去中國唸書原因之一是中國有耶魯有俄國的文學老師, 而不是說中國有什麼樣不得了的中國老師？真的很令人錯愕！去中國找耶魯和俄國名師？好吧, 算我笨, 想不通他這個含意。他是要一二個世界名師就好, 還是要很多個世界名師？有指定哪個世界名校的嗎？為什麼是到中國去找, 而不是直接去世界名校找？不懂！</text:span></text:p>
      <text:p text:style-name="P2"><text:span text:style-name="T1">答: 這樣的質問若是當真,我真的會懷疑你的智商,連最基本的閱讀和思考能力都大有問題. 我這純粹是事實性描述而不是故意要對你有所不敬.</text:span></text:p>
      <text:p text:style-name="P2"><text:span text:style-name="T1">問:</text:span><text:span text:style-name="T3"><text:line-break/></text:span><text:span text:style-name="T1">中國學生及李勘愛很用功唸書是他們的事, 我就算成績只是低空飛過, 也不想把時間全分配在書上, 是我的事, 是非對錯各自承擔, 有什麼誰比誰優秀不優秀？誰可以比較跩嗎？</text:span></text:p>
      <text:p text:style-name="P2"><text:span text:style-name="T1">答:</text:span><text:span text:style-name="T3"><text:line-break/></text:span><text:span text:style-name="T1">跟華人討論時很痛苦的原因之一就是他們無法區分事情的不同層次,而老是在你啊我啊他啊的八卦層次上夾纏.</text:span></text:p>
      <text:p text:style-name="P2"><text:span text:style-name="T1">你儘管可以有你自己的表達方式啊! 你儘管可以自由詮釋你自己的生命,但這跟李戡有啥關係呢?</text:span></text:p>
      <text:p text:style-name="P2"><text:span text:style-name="T1">十幾年前我寫過一篇文章叫 "一段對話",那是真實對話,一個很~~有錢的朋友來英國找我們,我們聊到外勞,我和學姐說,台灣人對外勞很不友善. 沒想到對方智商之高真的令人佩服,竟然反駁說: "不會啊! 你們太偏激了! 我阿嬤對外勞就很好,吃飯還請她一起來吃".</text:span></text:p>
      <text:p text:style-name="P2"><text:span text:style-name="T1">我們努力想溝通說我們根本不認識你阿嬤,我們並沒有在討論你阿嬤對外勞好不好啊,但這朋友依然始終堅持她阿嬤對外勞很好,說我們憑什麼就一口咬定台灣人對外勞不好.</text:span></text:p>
      <text:p text:style-name="P2"><text:span text:style-name="T1">最後是我們舉白旗投降,只好說好吧,算我們說錯了,感謝妳阿嬤為台灣爭光.</text:span></text:p>
      <text:p text:style-name="P2"><text:span text:style-name="T1">問:</text:span><text:span text:style-name="T3"><text:line-break/></text:span><text:span text:style-name="T1">「在我看來, 就思考能力而言, 台灣學生也根本不是中國學生的對手. 至於用功程度及志氣眼界, 恐怕差更多了.」就算陳先生這段論述完全正確, 我也認為那對我的人生一點都不重要, 不想就這段論述做任何討論。</text:span></text:p>
      <text:p text:style-name="P2"><text:span text:style-name="T1">答:</text:span><text:span text:style-name="T3"><text:line-break/></text:span><text:span text:style-name="T1">我根本不知道你是誰啊,而且這版面是絕對禁止議論個人生命或個人生活的,我怎麼會需要你的 "人生" 來認同我的看法或我的感覺?</text:span></text:p>
      <text:p text:style-name="P2"><text:span text:style-name="T1">問:</text:span><text:span text:style-name="T3"><text:line-break/></text:span><text:span text:style-name="T1">李勘愛用功就用功, 不必踩低別人。(或依陳先生的說法, 不必對別人「當頭棒喝」)。中國變強變卓越我祝福, 但那不干我的事。</text:span></text:p>
      <text:p text:style-name="P2"><text:span text:style-name="T1">答:</text:span><text:span text:style-name="T3"><text:line-break/></text:span><text:span text:style-name="T1">如果你的說法當真,那你恐怕天天都得活在 "被踩低" 的悲慘世界中! 那就好像有人說 "英國交通順暢大家都很守規矩",而你卻反駁說: "你愛守規矩是就守規矩,不必踩低別人","英國交通順暢我祝福,但那不干我的事."</text:span></text:p>
      <text:p text:style-name="P2"><text:span text:style-name="T1">或是像這樣: "你愛學術發展愛人權進步就儘管去發展儘管去進步,但別踩低我,你們進步我祝福,但那不干我的事."</text:span></text:p>
      <text:p text:style-name="P2"><text:span text:style-name="T1">本來就不干 "你" 的事啊! 我們從來沒有在講任何有關 "你" 的事,你愛怎麼想,是你家的事不是嗎? 為什麼你好像總以為別人的感覺或期望或夢想得先經過 "你" 的人生的認同.</text:span></text:p>
      <text:p text:style-name="P2"><text:span text:style-name="T1">說到底仍是那些老話: 華人似乎很難不從你啊我啊他啊這樣一種八卦層次上去理解問題或討論問題或表達一己之思.</text:span></text:p>
      <text:p text:style-name="P2"><text:span text:style-name="T1">問:</text:span><text:span text:style-name="T3"><text:line-break/></text:span><text:span text:style-name="T1">陳先生的意思是指我抺黑或駡李勘「臭屁」嗎？李勘說台灣學生都不是他的對手, 我坦承是駡他臭屁, 但不認為是抺黑。</text:span></text:p>
      <text:p text:style-name="P2"><text:span text:style-name="T1">答: 我不是暗示你抹黑李戡,而是明指. 這就是抹黑. 往一個人的心靈狀態去做文章(什麼人生幸不幸福或什麼臭屁之類),就是抹黑.</text:span></text:p>
      <text:p text:style-name="P2"><text:span text:style-name="T1">你要是不認為這叫抹黑,那麼,請你告訴我們大家你的完整身份資料,然後我也來對你的心靈狀態或什麼人生幸福指數指指點點,請問你如何有可能反駁或澄清這樣一些根本無法反駁的指控或論斷? 你要怎麼證明或用文字表現你心境平和人品高尚人生美滿?</text:span></text:p>
      <text:p text:style-name="P2"><text:span text:style-name="T1">幹它媽的跟華人講話真是很痛苦,永遠就只能教大家這些根本不需要人家教的東西,彷彿永遠都不可能有任何進步.</text:span></text:p>
      <text:p text:style-name="P2"><text:span text:style-name="T1">你是不是要說我這麼不喜歡跟華人說話,為什麼不滾到外國網站去跟洋人對話?</text:span></text:p>
      <text:p text:style-name="P2"><text:span text:style-name="T1">問:</text:span><text:span text:style-name="T3"><text:line-break/></text:span><text:span text:style-name="T1">去中國唸北大沒比較了不起, 不必這樣驕恣。</text:span></text:p>
      <text:p text:style-name="P2"><text:span text:style-name="T1">答:</text:span><text:span text:style-name="T3"><text:line-break/></text:span><text:span text:style-name="T1">一個人的心靈狀態是不是什麼臭屁驕恣,這是一種八卦, 不應該是一個公開討論的話題; 特別是當對方不是一個名人時就更不應該討論. 華人社會無能論事,卻老是喜歡圍繞在這樣一種指涉心靈的八卦話題中是很可恥很卑鄙很窩囊的.</text:span></text:p>
      <text:p text:style-name="P2"><text:span text:style-name="T1">問:</text:span><text:span text:style-name="T3"><text:line-break/></text:span><text:span text:style-name="T1">有一次廣達電子的老闆林百里回台大演講, 他說以前在校時的教授告訴他們, 最怕二種學生, 一種是考試前五名, 會回來當院長, 當校長；另一種是考試後五名, 會回來演講。</text:span></text:p>
      <text:p text:style-name="P2"><text:span text:style-name="T1">答:</text:span><text:span text:style-name="T3"><text:line-break/></text:span><text:span text:style-name="T1">我不知道這個莫名其妙的故事究竟是要說什麼? 是要說考最後五名比考前五名幸福? 或高貴? 或...? 真是很莫名其妙.</text:span></text:p>
      <text:p text:style-name="P2"><text:span text:style-name="T1">問:</text:span><text:span text:style-name="T3"><text:line-break/></text:span><text:span text:style-name="T1">我看過一對80幾歳的老夫婦種了一輩子的甘蔗, 他們種出很讚的甘蔗, 老婦說：「能種一輩子的甘蔗覺得很幸福很感激, 會一直種下去, 直到種不動那一天！」我希望自己也能找到這樣的幸福。為什麼他們心中只有對種甘蔗的喜愛, 沒有「其他蔗農都不是我的對手」的念頭？</text:span></text:p>
      <text:p text:style-name="P2"><text:span text:style-name="T1">答: 一個人如果真的喜歡種甘蔗並且從中有成就感或什麼幸福感,那就意味著他相信種甘蔗有 "好好種努力種" 和 "亂七八糟種或鬼混地種" 的區別. 換句話說, 他心裏是得意的滿足的懷有夢想的. 可是,當你想要損一個人的心靈與人格時,你就可以說他很臭屁很驕傲,種甘蔗有啥好吹噓?!</text:span></text:p>
      <text:p text:style-name="P2"><text:span text:style-name="T1">為什麼你不罵他們說: "你愛好好種甘蔗就去種,那是你的事,與我何干? 好好種甘蔗就會幸福嗎? 我寧可鬼混地種亂七八糟地種甘蔗但卻得到幸福!" 你應該罵他們這樣一些蠢話才對啊.</text:span></text:p>
      <text:p text:style-name="P2"><text:span text:style-name="T1">一個人如果真的喜歡種甘蔗,當他被迫窩在一個到處亂七八糟種甘蔗但卻又很自鳴得意種出偉大甘蔗的鬼島上時,他就應該發出像李戡那樣的一種充滿憤怒與不屑的心聲,他就應該努力去追求一種有關於種甘蔗的夢.</text:span></text:p>
      <text:p text:style-name="P2"><text:span text:style-name="T1">這時候若來個傻蛋姿態萬千地罵他說: "你喜歡好好種甘蔗就去種,那是你的事,這樣會幸福嗎? 有什麼好臭屁! 甘蔗種得好不好,與我何干! 我寧可種出最後五名的成績將來更有機會變成有錢人來台大演講!"</text:span></text:p>
      <text:p text:style-name="P2"><text:span text:style-name="T1">當我們聽到這樣一種層次的傻話普遍出現在四周時,我想任何一個稍微還把生命當一回事的人都應該感到痛不欲生很想逃離這個褊狹反智的鬼島才對.</text:span></text:p>
      <text:p text:style-name="P1"><text:span text:style-name="T1">Huaihsuan Huang | 2010.09.28 17:39 | </text:span><text:span text:style-name="T2">#</text:span></text:p>
      <text:p text:style-name="P3"><text:span text:style-name="T3"><text:line-break/></text:span><text:span text:style-name="T1">以國拒延長屯墾禁建　各國憂心</text:span><text:span text:style-name="T3"><text:line-break/></text:span><text:span text:style-name="T1">http://www.cdnews.com.tw　2010-09-28 12:55:44</text:span><text:span text:style-name="T3"><text:line-break/></text:span><text:span text:style-name="T1">中央日報 陳淑娟/整理　</text:span></text:p>
      <text:p text:style-name="P3"><text:span text:style-name="T1">　法新社巴黎27日電：以色列宣布不延長約旦河西岸為期10個月的屯墾區禁建令後，各國領導人今天紛紛表示遺憾和失望。</text:span></text:p>
      <text:p text:style-name="P3"><text:span text:style-name="T1">　在約旦河西岸屯墾區凍結令屆滿後，以色列屯墾者重啟約旦河西岸屯墾區建設。但巴勒斯坦暫時沒有因此執行退出和談的威脅，獲得國際社會廣泛讚揚。</text:span></text:p>
      <text:p text:style-name="P3"><text:span text:style-name="T1">　美國務院發言人克勞里（Philip Crowley）表示：「我們感到很失望，但還是會專注於長期目標上。」他表示：「以巴雙方一定要找出方法，持續進行直接談判。」</text:span></text:p>
      <text:p text:style-name="P3"><text:span text:style-name="T1">　歐洲各國領導人口徑一致地為以色列的決定感到擔憂，且警告中東和談會因此事件受阻。</text:span></text:p>
      <text:p text:style-name="P3"><text:span text:style-name="T1">　英國外相赫格（William Hague）對此感到「非常失望」，且表示會將他的呼籲親自在紐約聯合國大會上告知以色列外長李柏曼（Avigdor Lieberman）。</text:span></text:p>
      <text:p text:style-name="P3"><text:span text:style-name="T1">　法國總統沙柯吉（Nicolas Sarkozy）表示：「應該要延長為期10個月的屯墾凍結令，給予和平會談機會。我在巴勒斯坦領導人阿巴斯（Mahmud Abbas）的面前表示：『必須要停止屯墾』。」</text:span></text:p>
      <text:p text:style-name="P3"><text:span text:style-name="T1">　歐洲聯盟（European Union, EU）外交和安全政策高級代表艾希頓（Catherine Ashton）表示，除以談判方式來解決問題之外，並無他法，「為符合各方利益，一定要找到令人滿意的方法，讓談判繼續進行。」</text:span></text:p>
      <text:p text:style-name="P3"><text:span text:style-name="T1">　在中斷20個月後，以色列和巴勒斯坦在美國主持下，於今年9月重啟直接談判，談判過程不包含中東四方集團（Quartet）的歐盟、俄羅斯和聯合國成員。</text:span></text:p>
      <text:p text:style-name="P3"><text:span text:style-name="T1">　土耳其外長達夫托葛魯（Ahmet Davutoglu）加入各國反對以色列的聲浪，他表示，以色列未展現希冀和平的跡象。以色列曾為土耳其的盟邦。</text:span></text:p>
      <text:p text:style-name="P3"><text:span text:style-name="T1">　他表示：「如果以色列一方面持續進行談判，一方面持續屯墾，是很矛盾的。」</text:span></text:p>
      <text:p text:style-name="P3"><text:span text:style-name="T1">　約旦（Jordan）新聞部長艾雅德（Ali Ayed）在記者會上表示「反對屯墾」。約旦在1994年與以色列簽署和平協議</text:span></text:p>
      <text:p text:style-name="P1"><text:span text:style-name="T1">又安 | 2010.09.28 13:19 | </text:span><text:span text:style-name="T2">#</text:span></text:p>
      <text:p text:style-name="P2"><text:span text:style-name="T1">李勘要去中國唸書就說他喜歡去嘛, 幹嘛臭屁說台灣學生不是他的對手? 誰要當他的對手? 而且說去中國唸書原因之一是中國有耶魯有俄國的文學老師, 而不是說中國有什麼樣不得了的中國老師？真的很令人錯愕！去中國找耶魯和俄國名師？好吧, 算我笨, 想不通他這個含意。他是要一二個世界名師就好, 還是要很多個世界名師？有指定哪個世界名校的嗎？為什麼是到中國去找, 而不是直接去世界名校找？不懂！</text:span></text:p>
      <text:p text:style-name="P4"><text:span text:style-name="T1"/></text:p>
      <text:p text:style-name="P2"><text:span text:style-name="T1">中國學生及李勘愛很用功唸書是他們的事, 我就算成績只是低空飛過, 也不想把時間全分配在書上, 是我的事, 是非對錯各自承擔, 有什麼誰比誰優秀不優秀？誰可以比較跩嗎？「在我看來, 就思考能力而言, 台灣學生也根本不是中國學生的對手. 至於用功程度及志氣眼界, 恐怕差更多了.」就算陳先生這段論述完全正確, 我也認為那對我的人生一點都不重要, 不想就這段論述做任何討論。李勘愛用功就用功, 不必踩低別人。(或依陳先生的說法, 不必對別人「當頭棒喝」)。中國變強變卓越我祝福, 但那不干我的事。</text:span></text:p>
      <text:p text:style-name="P4"><text:span text:style-name="T1"/></text:p>
      <text:p text:style-name="P2"><text:span text:style-name="T1">另外, 陳先生的意思是指我抺黑或駡李勘「臭屁」嗎？李勘說台灣學生都不是他的對手, 我坦承是駡他臭屁, 但不認為是抺黑。各人過各人的人生, 誰的人生過得快樂或千萬愁緒氣惱糾結放不掉, 滋味都是自己在承受, 只有自己知道與自己一念之間在決定。去中國唸北大沒比較了不起, 不必這樣驕恣。有一次廣達電子的老闆林百里回台大演講, 他說以前在校時的教授告訴他們, 最怕二種學生, 一種是考試前五名, 會回來當院長, 當校長；另一種是考試後五名, 會回來演講。</text:span></text:p>
      <text:p text:style-name="P4"><text:span text:style-name="T1"/></text:p>
      <text:p text:style-name="P2"><text:span text:style-name="T1">我看過一對80幾歳的老夫婦種了一輩子的甘蔗, 他們種出很讚的甘蔗, 老婦說：「能種一輩子的甘蔗覺得很幸福很感激, 會一直種下去, 直到種不動那一天！」我希望自己也能找到這樣的幸福。為什麼他們心中只有對種甘蔗的喜愛, 沒有「其他蔗農都不是我的對手」的念頭？講這些可能也是不切題, 我確實連辯論都不會, 請見諒。</text:span></text:p>
      <text:p text:style-name="P4"><text:span text:style-name="T1"><text:line-break/><text:line-break/></text:span></text:p>
      <text:p text:style-name="P1"><text:span text:style-name="T1">陳真 | 2010.09.27 16:54 | </text:span><text:span text:style-name="T2">#</text:span></text:p>
      <text:p text:style-name="P3"><text:span text:style-name="T1">(再續)</text:span></text:p>
      <text:p text:style-name="P3"><text:span text:style-name="T1">在台灣,一個人只要稍微有點身份頭銜,大概就很難像個人了,彷彿身上揹了一堆招牌,要是有人不理會那些招牌不對那些招牌行注目禮,馬上就得罪了.</text:span></text:p>
      <text:p text:style-name="P3"><text:span text:style-name="T1">於是,小小一個鬼島,一堆自以為是什麼大師的阿西橫行. 難道他們真以為我們沒見過世面?難道他們真以為我們會把一條小水溝一片小池塘當成汪洋大海?</text:span></text:p>
      <text:p text:style-name="P3"><text:span text:style-name="T1">當我們訴說汪洋的故事時,並不是說我們覺得汪洋很厲害,而只是說池塘若偽裝成一片汪洋是很可笑的. 大海滄茫,還不就是那麼一回事,幾時見過一個得意非凡的大海? 海不都是帶點悲愴孤寂的嗎?海不都是發出怒吼而不是發出嬌嗔的嗎? 當你是海,你就不會窩囊地跟人比大小了,只有一灘水才會得意地論面積算尺寸.</text:span></text:p>
      <text:p text:style-name="P3"><text:span text:style-name="T1">侯孝賢說得很對: "人先要大,作品才會大." 我看一個社會也一樣,不知天下厚薄的井底之蛙是不可能創造出什麼天地的. 李戡至少不像隻志得意滿的青蛙,至少他的文字讓我感受到一種對於大海的嚮往.請問有幾個台灣學生還做夢? 請問有幾個台灣學生對於知識或思考還有著熱情與渴望.</text:span></text:p>
      <text:p text:style-name="P3"><text:span text:style-name="T1">台灣學生一般是這樣: 看到這樣一種天才出現時就開始努力攻擊他,污名化他的心靈,醜化他的人格,矮化他的能力,抹黑他的遭遇等等. 彷彿把假想敵給鬥臭,自己就勝出了似的,真是很沒出息.但請問有多少台灣學生或學者不是這樣?</text:span></text:p>
      <text:p text:style-name="P4"><text:span text:style-name="T1"/></text:p>
      <text:p text:style-name="P1"><text:span text:style-name="T1">陳真 | 2010.09.27 16:33 | </text:span><text:span text:style-name="T2">#</text:span></text:p>
      <text:p text:style-name="P2"><text:span text:style-name="T1">(續)</text:span></text:p>
      <text:p text:style-name="P2"><text:span text:style-name="T1">台大這個體系很奇怪,看不起所有不是台大畢業的人,每天圍繞著 "這是台大" "我們是台大人" 這樣一些話題,此一心態幾乎貫穿一切人事運作;每天陶醉在一種彷彿台大是全宇宙第一強的妄想之中,甚至公然有著 "不是台大就不是學術" 的說法.</text:span></text:p>
      <text:p text:style-name="P2"><text:span text:style-name="T1">但若真要論世界排名,台大排名一般都在九十幾名到一兩百名之間;這樣一種名次也值得誇口嗎? 劍橋一般總是前三名,今年還超越哈佛,拿了第一,但我在劍橋十年倒是從未感受到什麼 "這是宇宙第一強的劍橋" 或我是什麼 "劍橋人" 的變態心理,倒是經常感受到一種荒涼淡漠彷彿衰尾道人的氣氛. 系上或學院裏有人得了諾貝爾獎,也沒見過什麼 "狂賀" 的招牌,走在街上也沒有人因此有興趣想認識他,總之諸事如常.</text:span></text:p>
      <text:p text:style-name="P2"><text:span text:style-name="T1">於是每當醫院高層或哪位台大人又在院內高談闊論台大是宇宙第一強的論調時,我就公開潑幾桶冷水,讓這些活在井底的青蛙醒一醒.</text:span></text:p>
      <text:p text:style-name="P2"><text:span text:style-name="T1">當我們說人家劍橋牛津學術多好時,並不是說我們很得意很臭屁,而只是希望來個轟天雷,讓井底之蛙們抬頭看看天,想像一下他所見之一片小天空之外有著一片廣漠的天地;在那天地裏,大家都是垂著頭像個衰尾道人的,不會整天以為自己是世界的中心宇宙的王.</text:span></text:p>
      <text:p text:style-name="P2"><text:span text:style-name="T1">這意思是說: 我們再笨也該有點基本的閱讀能力,要懂得怎麼閱讀,要知道一個命題究竟所指為何,而不是蠢血沸騰,動輒義和團的情緒發酵.</text:span></text:p>
      <text:p text:style-name="P2"><text:span text:style-name="T1">至於台灣學生是不是李戡的對手,我想,在做為一個 "人" 的態度與個性上,台灣學生別說什麼李戡的對手,我看根本連比都不能比.</text:span></text:p>
      <text:p text:style-name="P2"><text:span text:style-name="T1">李戡跟他爹一樣,都是個異數,是個天才.喜歡也好,不喜歡也罷,天才就是天才,天才是不會討人歡心的. 天才不一定要智商非~~常~~高.天才是一種個性,一種專注,一種熱情,一種被某個 "MUST" 所牽引的宿命.</text:span></text:p>
      <text:p text:style-name="P2"><text:span text:style-name="T1">如果講天才太刺耳,用我的話來說就是,李敖和李戡他們都是 "人",也許做好事,也許做壞事,都無所謂,總說就是一個人,不窩囊,不猥瑣.</text:span></text:p>
      <text:p text:style-name="P1"><text:span text:style-name="T1">學姊 | 2010.09.27 14:39 | </text:span><text:span text:style-name="T2">#</text:span></text:p>
      <text:p text:style-name="P3"><text:span text:style-name="T1">Jews for Justice for Palestinians最近再組物資救援船，企圖打破以色列對迦薩的禁運。希望這一波波的浪頭總有一天能决堤。</text:span><text:span text:style-name="T3"><text:line-break/></text:span><text:span text:style-name="T1">http://www.guardian.co.uk/world/2010/sep/26/jewish-activists-gaza-israel-blockade</text:span></text:p>
      <text:p text:style-name="P1"><text:span text:style-name="T1">陳真 | 2010.09.24 21:38 | </text:span><text:span text:style-name="T2">#</text:span></text:p>
      <text:p text:style-name="P2"><text:span text:style-name="T1">當有人說: "人家美國仔都已經登陸月球了,中國人還在得意什麼沖天炮是中國人最先發明的." 我們聽了這番 "臭屁” 言論,就算有百般不爽也只好啞口無言,只能默默發奮圖強,期待有一天能登上火星或冥王星,或是期待有一天不再以所謂成就為唯一的存在意義來源.</text:span></text:p>
      <text:p text:style-name="P2"><text:span text:style-name="T1">如果有人不爽,卻 “反駁” 說:"那麼愛登陸月球,為什麼不滾到月球去住?" 我們將不知道他在反駁個什麼碗糕? 這就好像很多人聽到人家讚美中國的 “某個” 現象就說中國那麼好, 為什麼不滾到中國大陸住? 或者就像有些英國人聽到你批評英國的 “某個 “ 現象就反駁說: “英國如果那麼爛, 你幹嘛不滾回去而要來我們這裡留學?”)</text:span></text:p>
      <text:p text:style-name="P2"><text:span text:style-name="T1">更離譜的是這樣的 “反駁”: "登陸月球有啥了不起? 能保證人生幸福嗎?我只懷念家鄉夜空的銀河",我們聽了, 將一頭霧水; 他到底知不知道自己在說什麼.</text:span></text:p>
      <text:p text:style-name="P2"><text:span text:style-name="T1">在我看來, 就思考能力而言, 台灣學生也根本不是中國學生的對手. 至於用功程度及志氣眼界, 恐怕差更多了.</text:span></text:p>
      <text:p text:style-name="P2"><text:span text:style-name="T1">你不需要認同這樣的觀察或經驗談, 但反駁一些什麼人生幸福是很無厘頭的. 這恐怕只是驗證了李戡的說法.</text:span></text:p>
      <text:p text:style-name="P2"><text:span text:style-name="T1">一個命題之提出, 往往是相對應於某些命題或某些主流命題. 大概不會有人說台灣學生根本不是西方學生的對手, 這是因為它的正面命題並不存在; 一般來講, 不會有人以為台灣的大學普遍勝過西方的大學. 既然正面命題不存在, 自然就無須提出反面說法.</text:span></text:p>
      <text:p text:style-name="P2"><text:span text:style-name="T1">但台灣確實越來越像個井底之蛙, 顧盼自雄毫無病識感, 自我感覺過度良好. 於是有了李戡這樣的當頭棒喝或有了各種類似 “台灣的大學將很難與北大清華等競爭” “大陸學生遠比台灣學生用功” 的說法.</text:span></text:p>
      <text:p text:style-name="P2"><text:span text:style-name="T1">一個命題只侷限於某個點狀的意義, 而不是涵蓋一整個面. 因此, 當我們說英國社會的某種缺點例如種族歧視時, 若有人反駁說, “英國人好孝順父母喔” 或 “一個社會有歧視, 人生就一定不幸福嗎?” 我們實在不知道他到底在講什麼碗糕。這有衝突嗎？念書不混就一定人生不幸福？反之, 念書很混很窩囊很沒出息就人生一定很幸福？這跟你或誰的人生幸不幸福到底有啥關係?</text:span></text:p>
      <text:p text:style-name="P2"><text:span text:style-name="T1">大陸學生我不是很清楚, 只知道他們見多識廣而且很用功, 我不知道他們討論問題時會不會有這樣可怕的思考能力, 但我很難想像一個西方學生會有這樣一種三姑六婆式的 “反駁”.</text:span><text:span text:style-name="T3"><text:line-break/></text:span><text:span text:style-name="T1">所謂反駁, 是針對對方的論點提出反證或提出相反詮釋, 而不是罵他一些根本不相干的東西或是抹黑對方; 彷彿只要在道德上把對方的人品或心靈狀態給抹黑了, 他的一切說法都會自動被擊垮似的.</text:span></text:p>
      <text:p text:style-name="P2"><text:span text:style-name="T1">我長這麼大, 老實說我倒是極少跟台灣人有過什麼討論, 倒是常常只能反覆地教別人怎麼討論. 在 “這個” 意義上, 台灣人也實在不是我的對手, 只是我不習慣也不喜歡用這樣的口氣講話而已, 因為會不會討論或會不會抽象思考, 對我而言倒也不是什麼了不起的事.</text:span></text:p>
      <text:p text:style-name="P2"><text:span text:style-name="T1">但李戡並不臭屁, 他只是把他所認知的某個事實或感受說出來而已. 你若聽了不爽, 只能針對普遍現象說出個道理來, 而不是抹黑他或罵他.</text:span></text:p>
      <text:p text:style-name="P2"><text:span text:style-name="T1">我見過無數台灣學生, 的確不是李戡的對手. 當然, 或許你自己覺得例外, 那就例外唄. 凡是有點起碼智能或閱讀能力的人也該知道他並不是說 “所有” 台灣學生都不是他的對手. 正如我也不是說 “每一個” 大陸學生都很用功. 在這上頭反駁是很智能不足的.</text:span></text:p>
      <text:p text:style-name="P1"><text:span text:style-name="T1">又安 | 2010.09.24 16:24 | </text:span><text:span text:style-name="T2">#</text:span></text:p>
      <text:p text:style-name="P3"><text:span text:style-name="T1">陳真先生, 看到你貼這篇文章, 想誠心地跟你說, 身為台灣學生誰要當李勘的對手？就算是第一名校第一名畢業, 就能保證有幸福的人生嗎？當日劇裡最常互相講的話都已經是：「要幸福哦！」時, 中國人仍在用「強國堀起、百年盛世、二十一世紀是中國人的世紀」驕之於人, 能不令人喟嘆：「可憐的中國人民」嗎？！若世界一流教師的定義是耶魯大學的教師、是俄國的文學教師, 為何李勘不直接去耶魯大學、去俄國呢？李勘的臭屁是李勘及李敖家族的, 人生的幸福是我自己的！我永遠記得小時候看見南部家鄉夜空中那閃亮晶晶的白色銀河, 我只願永遠留住那份美好在我心中, 帶著歡悅過我自己的人生。</text:span></text:p>
      <text:p text:style-name="P1"><text:span text:style-name="T1">陳真 | 2010.09.24 15:09 | </text:span><text:span text:style-name="T2">#</text:span></text:p>
      <text:p text:style-name="P2"><text:span text:style-name="T1">李敖兒子：台灣學生不是我的對手</text:span></text:p>
      <text:p text:style-name="P2"><text:span text:style-name="T1">商業周刊</text:span><text:span text:style-name="T3"><text:line-break/></text:span><text:span text:style-name="T1">2010/09/23</text:span><text:span text:style-name="T3"><text:line-break/></text:span><text:span text:style-name="T1">文／呂國禎</text:span><text:span text:style-name="T3"><text:line-break/><text:line-break/></text:span><text:span text:style-name="T1">九月初的北京，大學陸續開學，一如往常，學生騎著腳踏車穿梭的畫面；夾雜在人來人往的腳踏車陣裡，多了一個引起兩岸共同關注的臉孔：知名作家李敖的兒子李勘。</text:span></text:p>
      <text:p text:style-name="P2"><text:span text:style-name="T1">他是今年北大的新鮮人。</text:span></text:p>
      <text:p text:style-name="P2"><text:span text:style-name="T1">他為什麼來念北大？他如何考上北大？不僅在台灣引起討論，李勘在北大校園的活動，身旁也多了一雙雙好奇的眼光；除了是因為他的父親在中國的高知名度，也是因為他代表的是台灣第一批直接憑學測成績免試申請中國一流大學的學生。</text:span></text:p>
      <text:p text:style-name="P2"><text:span text:style-name="T1">以往，想擠進北大、清華等名校，必須參加港澳直考，特別準備跟台灣不同的中國教材應考，難度頗高也無法反映真正實力。但今年開始，你只要高中畢業，參與台灣的學測，憑著頂標的學測成績，就能選填中國一百二十三所大學。</text:span></text:p>
      <text:p text:style-name="P2"><text:span text:style-name="T1">李勘騎著腳踏車在北大校園中，對於未來北大校園新生活充滿希望，他說：「台灣學生太混了，我不把他們當對手，這裡才有最優秀、最認真的學生！」接著談北大，李勘說，這裡還有世界一流的教師，有來自美國耶魯大學的講師要講一門「一八七○之後的世界歷史」，還有專門的俄國老師教俄國文學課。</text:span></text:p>
      <text:p text:style-name="P2"><text:span text:style-name="T1">決定報考北大經濟系的時候，攸關中國學歷承認的《陸生三法》還在等立法院審查，李勘為何敢放棄台大讀北大？他說：「北大就是北大，哪需要台灣來承認！」他看中了中國新一代的競爭力，期待能跟他們一較高下，更期待能在世界一流的學校中學習。</text:span></text:p>
      <text:p text:style-name="P2"><text:span text:style-name="T1">這是兩岸六十多年來的第一次！除了李勘，還有四十多位台生參加這次的免試申請中國一流名校。台灣高中生的選擇變多了，但要擠進中國一流院校的窄門，並不輕鬆，最基本的條件是，要在台灣考贏八八％的考生，以今年的成績，就是學測必須到達六十級分。</text:span></text:p>
      <text:p text:style-name="P2"><text:span text:style-name="T1">這些台生同時出現在中國北京大學、清華大學的校園，和一群從中國九百多萬名考生中脫穎而出的新生，站在同一個起跑線上。</text:span></text:p>
      <text:p text:style-name="P2"><text:span text:style-name="T1">一流的學校、一流的人才、一流的出路，這些想像空間和中國日益強大的現實，成為這些學生興起提早卡位的念頭，甚至連家長也不例外。一位本身就從事教育工作的大學教授，甚至想「陷害」自己的孩子去上海讀書，他的想法很簡單：「不管你喜歡它（大陸）、討厭它（大陸），你都一定要認識它！」</text:span></text:p>
      <text:p text:style-name="P1"><text:span text:style-name="T1">李秉叡 | 2010.09.22 22:17 | </text:span><text:span text:style-name="T2">#</text:span></text:p>
      <text:p text:style-name="P3"><text:span text:style-name="T1">林博文專欄－蓋茨要整頓「國防巨獸」</text:span></text:p>
      <text:p text:style-name="P3"><text:span text:style-name="T1">2010-09-22 中國時報 【本報訊】</text:span></text:p>
      <text:p text:style-name="P3"><text:span text:style-name="T3"><text:line-break/></text:span><text:span text:style-name="T1">　美國國防部長蓋茨一個人住在離五角大廈不遠的一座花園洋房裡，他的妻子也是一個人住在西岸華盛頓州，很少來華府。六十七歲的蓋茨自己下廚房、購物、洗衣服、澆花，日子過得像個老光棍。他的住所附近也有兩座同樣的花園洋房，兩個四星上將和他們的家眷住在那裏，這兩個四星上將的家裡各有十幾個副官、傳令兵、佣人，把上將及其家眷侍候的好好的。</text:span></text:p>
      <text:p text:style-name="P3"><text:span text:style-name="T1">　蓋茨每天看到這兩個四星上將所享受的福利與特權，心裡非常感慨。身為四星上將，不僅在私生活享有一般民營企業ＣＥＯ所享受不到的福利與特權，上班時也有一群將官（包括三星中將）、校官和尉官做他的幕僚、參謀和助理。也就是說，一個四星上將所耗的國家資源（亦即納稅人的錢），多到無法估量。在浪費成風、人力虛擲的五角大廈和美國軍事體制裡，四星上將的豪奢，只是小菜一碟而已。</text:span></text:p>
      <text:p text:style-name="P3"><text:span text:style-name="T1">　預定在二○一二年一月二十日即辭官歸故里（或更早）的蓋茨，已下定決心大事整頓、清理和刪削五角大廈的浪費文化，其中包括人事浮濫（包括武職與文職）、行政體制疊床架屋、武器採購重疊又欠缺協調管理、過多軍事基地以及太多沒有必要的項目計畫。蓋茨打算在未來五年內為納稅人省下一千億美元，但軍方最大的開銷，他卻不敢動它分毫，那就是軍人及其眷屬的醫療保險。蓋茨說，這筆天文數字的健保費，「可以把五角大廈活活吞掉」。軍人每年只要花很少錢即可享到最全面的健保，而一般老百姓卻要花大筆健保費，尚且得不到好的醫療照顧，完全沒有健保的美國人即多達四千萬人。</text:span></text:p>
      <text:p text:style-name="P3"><text:span text:style-name="T1">　蓋茨向浪費宣戰的勇氣，深值敬佩與同情，但嚴格說來，有如向風車叫陣，因數十多年來五角大廈像個「裝有現代馬達的恐龍」。區區一個國防部長如何能對付這個已經定形的怪獸？蓋茨最崇拜馬歇爾和艾森豪這兩個五星上將，他的辦公室牆上就掛有這兩人的照片。馬帥和艾帥做事講究效率與成果，艾帥當年在總統任滿前對軍方與軍火工業所形成的密不可分的關係，曾深表關切與憂慮。他所擔心的「軍產組合叢體」（military-industry complex）的弊病，不幸被他言中，五十多年來益形嚴重。</text:span></text:p>
      <text:p text:style-name="P3"><text:span text:style-name="T1">　在蓋茨之前即已有不少國防部長（甚或總統）想辦法要大幅減少五角大廈的浪費文化，但總是碰到強大阻力，而使改革受挫。這些阻力來自軍方本身、軍火工業、國會和設有軍火工廠與軍事基地的地方政府。蓋茨決定要廢掉冷戰時代的產物（現已成廢物）的聯合軍種指揮部，這個指揮部現有六千人，年度預算為二億五千萬美元。當初成立的目的是如何使四軍（陸海空和陸戰隊）能夠更好地協同作戰，其成效等於零，只是虛耗人力與金錢。一九四八年冷戰開始之際，國防部長下設一副部長，以及由三位主任參謀領導的五十個幕僚。今天，直接受國防部長指揮的有二十六個政治任命的官員，管轄三千個幕僚。蓋茨不但要大刪文職官員，亦要減少二十萬軍官，其中包括二百個將官。自二○○一年九一一事件後，將官已增至九百六十九人（如包括後備將官則多達一千三百人），蓋茨亦將減少五十名四星上將。</text:span></text:p>
      <text:p text:style-name="P3"><text:span text:style-name="T1">　蓋茨的前任倫斯斐在任時，發現他和第一線低層指揮官之間，竟然夾雜了十七個層級的軍官。蓋茨最近發現在某些軍事行動中，他和第一線軍官之間竟隔了三十個層級，他發誓要大幅裁減五角大廈的行政體制和各軍區指揮系統。最重要的是，他要停止採購一批沒有必要而又特別花錢的先進武器，但軍火商和國會議員不會輕易放過他。</text:span></text:p>
      <text:p text:style-name="P3"><text:span text:style-name="T1">　艾森豪所說的「軍產組合叢體」，已成為當今美國國內凌駕一切的「特權組合」。這個組合擁有無遠弗屆的力量和需索無度的欲求，歷任總統不敢捋他們的虎鬚，國會議員與他們沆瀣一氣，數百萬勞工做他們的後盾。「軍產組合叢體」投射在美國社會的另一種影像，則是政客的昧於良心和矛盾言行，如一些自由派國會議員公開大聲呼籲削減軍費，但私下卻和軍火商密切合作。美國軍火商素以敲政府竹槓出名，多年前爆出運輸機上的一個普通馬桶索價五千至八千美元，一個小螺絲釘要價三百至五百美元，而激起民間公憤。</text:span></text:p>
      <text:p text:style-name="P3"><text:span text:style-name="T1">　前不久，蓋茨突然發現五角大廈的軍樂隊隊員竟然比國務院外交官人數還多。他也發現國防部的經費比國務院多了幾百幾千倍，他還特地為希拉蕊抱不平。從韓戰到越戰到伊戰到阿戰，數十年來美國不停地進行海外征戰，五角大廈也就膨脹得像個超大號怪獸，脾氣溫和而只剩兩年任期的蓋茨，如何能馴服這匹怪獸呢！</text:span></text:p>
      <text:p text:style-name="P1"><text:span text:style-name="T1">陳真 | 2010.09.22 18:21 | </text:span><text:span text:style-name="T2">#</text:span></text:p>
      <text:p text:style-name="P2"><text:span text:style-name="T1">講這些沒有針對誰來講，畢竟這些其實幾十年來都已經寫過幾千萬遍，但要把一個想法讓那些原本聽不見的人聽見，實在非常不容易。其實不是聽不見，而是不在乎；不是聽不見，而是沒有能力聽見。</text:span></text:p>
      <text:p text:style-name="P2"><text:span text:style-name="T1">“聽見” 不是一種聽覺，而是一種 “意願” 和 “能力”。你不但得 “願意” 聽，而且還得 “有能力” 聽見。正如聽音樂一樣，光靠聽覺是不夠的，雖然大家都聽到同樣的聲波頻率，但究竟聽見了一些什麼你我卻差很大。我們雖然都住在地球上，但 “世界:” 卻南轅北轍。</text:span></text:p>
      <text:p text:style-name="P2"><text:span text:style-name="T1">說穿了，我們的一切努力無非就只是在講有關 “理解” 跟 “想像” 這樣一件事。你我的世界很可能完全不一樣，各有各的語言，你不一定要懂得我的語言，但你至少得有能力 “想像” 世界上語言並不是只有一種；食物也不是只有一種。許多時候，你的食物甚至很可能恰恰就是我的毒藥。我既然都能忍受你的食物、你的語言，你沒有理由不能忍受我的。</text:span></text:p>
      <text:p text:style-name="P2"><text:span text:style-name="T1">維根斯坦說：對於不懂中文的人來說，可能會很納悶語言怎麼可能長這副模樣？可能會覺得很奇怪，咕嘰咕嘰鬼叫鬼叫的，怎麼會是一種語言？但維根斯坦說，「對於使用中文的人來說卻極其自然，語言恰恰就是長這副模樣，很自然，絲毫不奇怪。」</text:span></text:p>
      <text:p text:style-name="P2"><text:span text:style-name="T1">既然我都能忍耐你的語言，忍耐你的表達方式，你就也必須忍耐我的語言、我的表達方式，千萬不要管到我的語言、我的表達方式的正確性來。你愛說 “什麼” 或 “怎麼” 說，是你家的事；同樣地，我愛 “怎麼” 說或說 “什麼”，也完全是我的自由。自由不是一種絕對概念，自由的範圍恰恰就是以不侵犯他人的自由為其極限。</text:span></text:p>
      <text:p text:style-name="P2"><text:span text:style-name="T1">你大可表達你對某種表達方式的厭惡，但厭惡就說厭惡，而不要說什麼錯了。它沒有錯，當然也沒有對，它只是不討你歡心或引不起你的興趣。簡單說就是它不是你的菜，不是你的語言，不屬於你的品味。</text:span></text:p>
      <text:p text:style-name="P2"><text:span text:style-name="T1">喜不喜歡不是什麼了不起的事，但不要以 “對錯” 來包裝你的 “喜不喜歡”，不要把你的“偏見”當成一種“事實”來教忠教孝或勉勵別人要跟你一樣優雅一樣高貴一樣平靜一樣成熟或一樣GGYY。畢竟在你看來優雅之事，在我看來很可能猥瑣不堪。</text:span></text:p>
      <text:p text:style-name="P2"><text:span text:style-name="T1">但偏偏就是有這樣一些很自以為是的糾察隊，總以自身為模範，非常喜歡干涉或指摘那些所有人都該完全閉嘴的東西。</text:span></text:p>
      <text:p text:style-name="P2"><text:span text:style-name="T1">比方說，你有沒有愛你媽媽，有沒有孝順爸爸，我沒意見，而且也無從知曉；那完全不是我能置喙。你說一加一等於二，我只能說你說對了或說錯了，我intellectually 沒有能力、而且morally也不應該去管你當你說它等於2時究竟是懷著一種什麼樣的心靈狀態。你娘生病了，或你小孩打架被警察擄去了，我只管聽，而不會去指摘或檢查你對此是否懷著什麼正確的心靈狀態。</text:span></text:p>
      <text:p text:style-name="P2"><text:span text:style-name="T1">從表達方式到心靈狀態的正確性，糾察隊們卻幾乎都有意見。“你不該這樣表達”、“你不該那樣想”、“你不該有如此的心靈狀態”…等等，於是“幹它媽的”不能寫，“媽咧個逼”不能說，不能（讓我認為你）很激動，不能（讓我認為你）有這樣那樣的心靈狀態等等。</text:span></text:p>
      <text:p text:style-name="P2"><text:span text:style-name="T1">但是，幹它媽的究竟誰能隔著電腦營幕、隔著一塊大胸肌看見某人的心靈狀態？幹它媽的某人的心靈狀態究竟是要怎麼公開討論起？幹它媽的誰能用文字展示並證明他心靈的平靜給我們看？幹它媽的像證嚴法師那樣講話就是平靜？</text:span></text:p>
      <text:p text:style-name="P2"><text:span text:style-name="T1">而且，更重要的是：心靈狀態就是心靈狀態，幹它媽的什麼時候心靈狀態也有標準作法或對錯可言？就算激動又怎麼樣？幹它媽的心靈狀態就跟長相一樣，難道也有個標準值？凡是不合平均標準的就是長相長錯了？應該縮回娘胎再重新長一次，長到正確為止？</text:span></text:p>
      <text:p text:style-name="P2"><text:span text:style-name="T1">這種糾察隊舉世皆有，但似乎特別盛產於華人社會，頭腦硬得跟什麼一樣，只差走路沒有先量好每個步伐的標準尺寸再走。這樣一種病，帶來無數的痛苦和折磨。</text:span></text:p>
      <text:p text:style-name="P2"><text:span text:style-name="T1">p.s.：我不會去刪某人自古以來的所有言論，我只會刪那些不該討論的東西。</text:span></text:p>
      <text:p text:style-name="P2"><text:span text:style-name="T1">另外，我的信箱是：70199台南郵局 40-100號信箱。陳真 收。</text:span><text:span text:style-name="T3"><text:line-break/></text:span></text:p>
      <text:p text:style-name="P1"><text:span text:style-name="T1">欣宜 | 2010.09.22 13:36 | </text:span><text:span text:style-name="T2">#</text:span></text:p>
      <text:p text:style-name="P3"><text:span text:style-name="T1">沒有啦~!</text:span><text:span text:style-name="T3"><text:line-break/></text:span><text:span text:style-name="T1">很簡單的中醫養生書而已^^"</text:span><text:span text:style-name="T3"><text:line-break/></text:span><text:span text:style-name="T1">有興趣的話可以來信到我的信箱~</text:span><text:span text:style-name="T3"><text:line-break/></text:span><text:span text:style-name="T1">我自己試了3個多月有一些心得和覺得需要注意的地方</text:span><text:span text:style-name="T3"><text:line-break/></text:span><text:span text:style-name="T1">不用花半毛錢!只是花一點時間...呵呵呵</text:span><text:span text:style-name="T3"><text:line-break/></text:span><text:span text:style-name="T1">作者是天才呢!健康可以很難也可以很簡單~!</text:span></text:p>
      <text:p text:style-name="P3"><text:span text:style-name="T1">像..裡面的一小短</text:span><text:span text:style-name="T3"><text:line-break/></text:span><text:span text:style-name="T1">『如果沒有真心，一切都沒有意義。像一片莊稼地裡，您一輩子挖出來的都是草，種的都是枯枝敗葉，會有收穫嗎?雖然您也很勤勉，但終一無所獲。」</text:span></text:p>
      <text:p text:style-name="P1"><text:span text:style-name="T1">世主 | 2010.09.22 01:53 | </text:span><text:span text:style-name="T2">#</text:span></text:p>
      <text:p text:style-name="P2"><text:span text:style-name="T1">最近免疫力似乎越來越差，很想知道什麼書看了不會生病呢？ㄧ定有神力加持吧？可不可以分享一下？:)</text:span></text:p>
      <text:p text:style-name="P1"><text:span text:style-name="T1">欣宜 | 2010.09.21 12:34 | </text:span><text:span text:style-name="T2">#</text:span></text:p>
      <text:p text:style-name="P3"><text:span text:style-name="T1">您好~您好~!TO陳真</text:span></text:p>
      <text:p text:style-name="P3"><text:span text:style-name="T1">我有幾本書要寄給你，該寄到哪去勒??</text:span></text:p>
      <text:p text:style-name="P3"><text:span text:style-name="T1">我的信箱改了是pumpkin_08118@hotmail.com</text:span></text:p>
      <text:p text:style-name="P3"><text:span text:style-name="T1">很棒的書，學姊也要看喔~!超棒的~!</text:span></text:p>
      <text:p text:style-name="P3"><text:span text:style-name="T1">看了就不會生病了^_^</text:span></text:p>
      <text:p text:style-name="P1"><text:span text:style-name="T1">姑隱其名 | 2010.09.20 13:35 | </text:span><text:span text:style-name="T2">#</text:span></text:p>
      <text:p text:style-name="P2"><text:span text:style-name="T1">陳真按: 這位姑隱其名小姐一直來亂, 強迫我們連她的留言內容也要刪除,說那是她的文字,但又不能出現她的名字. 還說那些惡劣留言是出於一片關心好意. 媽的.</text:span></text:p>
      <text:p text:style-name="P1"><text:span text:style-name="T1">姑隱其名 | 2010.09.20 13:21 | </text:span><text:span text:style-name="T2">#</text:span></text:p>
      <text:p text:style-name="P3"><text:span text:style-name="T1">陳真按: 這位姑隱其名小姐一直來亂, 強迫我們連她的留言內容也要刪除,說那是她的文字,但又不能出現她的名字. 還說那些惡劣留言是出於一片關心好意. 媽的.</text:span></text:p>
      <text:p text:style-name="P1"><text:span text:style-name="T1">陳真 | 2010.09.20 10:52 | </text:span><text:span text:style-name="T2">#</text:span></text:p>
      <text:p text:style-name="P2"><text:span text:style-name="T1">所謂作者已死,別人要怎麼說,我都管不著,但總歸那不是我就是了;我幾乎可以毫無困難地事先否認絕大部份人對我的理解,因為唯有什麼樣的人,才能理解什麼樣的世界.</text:span></text:p>
      <text:p text:style-name="P2"><text:span text:style-name="T1">至於幹它媽的那些地檢處和警方主管之作為,小慧一直說我誇大激動,我不知道我哪一點誇大哪一點激動了? 這就像絕大部份急診醫師總是姍姍來遲,因為他們總覺得家屬太緊張太激動了,幹它媽的今天若是醫生自己的家人生了病,他比誰都 "激動" 比誰都 "緊張".</text:span></text:p>
      <text:p text:style-name="P2"><text:span text:style-name="T1">我常開藥給醫院同事,拍胸脯保證說這些藥物絕對不會有什麼可怕的副作用,但他們往往還是四處查藥典,斤斤計較各種根本微不足道的所謂副作用.</text:span></text:p>
      <text:p text:style-name="P2"><text:span text:style-name="T1">奇怪的是,當他們要求醫師開藥給病患把病患給弄昏弄睡讓他們上班輕鬆一點時,卻絲毫不在乎什麼副作用. 你跟他說不應該這樣開藥啊,副作用太大了,他們會說你過度緊張,小題大做.</text:span></text:p>
      <text:p text:style-name="P2"><text:span text:style-name="T1">總之,我們不應該老是以一種旁觀者自以為是的風涼心態在理解他人,比方說,我在大太陽底下靜站八小時,自以為是的旁觀者一定覺得這也沒什麼,頂多曬黑而已,但若是學姐就會非常 "激動" 了,因為她知道一切,她知道這樣一站很可能就會要了我的命. 於是,兩天後我就送進了醫院.</text:span></text:p>
      <text:p text:style-name="P2"><text:span text:style-name="T1">學姐被抓的那一次,他們在警局打電話來說要請律師,我說不用,我說這是政治問題,不是法律問題,不用請律師. 我不會說你們太激動太小題大做了. 我還跟學姐說: 你們應該認罪,而不是企圖脫罪. 請問我激動誇大個什麼呢? 幹它媽的是不是要像證嚴法師那樣寫東西才叫不激動?</text:span></text:p>
      <text:p text:style-name="P2"><text:span text:style-name="T1">今天若來了一個自以為社運經驗豐富的旁觀者,肯定要說上幾句急診醫師常說的風涼話: "沒那麼嚴重啦!" "幹嘛那麼緊張?!"</text:span></text:p>
      <text:p text:style-name="P2"><text:span text:style-name="T1">這其實告訴了我們一件事:除非是遇到詩人或遇到像家人那樣的人,否則你不要以為別人會把你或你的處境當一回事. 我們想自己總是想得很周到,可當我們想別人時就粗枝大葉了.</text:span></text:p>
      <text:p text:style-name="P2"><text:span text:style-name="T1">粗枝大葉沒關係,畢竟你不可能期待每個人都有個像詩人一般的心靈,但粗枝大葉倒也就罷了,可千萬別把自己所自以為是的錯誤理解給當成事實來認定,甚至進而公開批評指教,那就很討人厭了.</text:span></text:p>
      <text:p text:style-name="P2"><text:span text:style-name="T1">除了 "世界" 之間的差距造成理解上的重大扭曲之外,另一個因素是: 興趣. 當我們對某個人事物不感興趣時,對其理解其實也往往就只是一種想當然耳,一種道聽途說,一種全然任意的八卦式曲解. 除非,除非你有著詩人一般的透視眼,足以看透萬事萬物的本質真相.</text:span></text:p>
      <text:p text:style-name="P2"><text:span text:style-name="T1">不感興趣不是一種罪,問題不是出在感不感興趣,而是出在不感興趣但卻又自以為是,自以為自己理解了這個理解了那個,事實上根本一點都不了解. 說起來,這似乎也是台灣人的一個通病.</text:span></text:p>
      <text:p text:style-name="P2"><text:span text:style-name="T1">舉個例,有一回,一個台大的同事看到我在報上寫文章,很驚訝地說看到了我的 "另一面",我啞口無言苦笑以對. 幾天後,他知道我小有名氣,於是進一步對我說我很像某某也是醫師的綠營人渣. 當然他不覺得那是人渣,反倒認為把我比擬做這位政客是一種恭維.那同事說: 我跟那個政治人物一樣,"都很會操弄媒體利用媒體來打知名度".</text:span></text:p>
      <text:p text:style-name="P2"><text:span text:style-name="T1">我本想當做沒聽見陪個笑臉算了,但還是忍不住反問了一句: 我怎麼會操弄媒體? 我怎麼會需要知名度? 對方沒有回答.</text:span></text:p>
      <text:p text:style-name="P2"><text:span text:style-name="T1">再舉個例,各位如果知道我七月七日去以色列靜站被抓之後持續至今的一些極其可惡的後果與可怕的體制性報復,我相信你們沒有一個人還能像我這樣彷彿什麼事也沒有地承受下來而幾乎無一絲心情波動. 我從來都不是那樣一種什麼小題大做或激動誇大的窩囊廢,否則我豈不是要天天哭天搶地,甚至恐怕要殺掉很多人才足以平息怨恨.</text:span></text:p>
      <text:p text:style-name="P2"><text:span text:style-name="T1">總之,我們應該學會平靜,學會細膩,學會理解,學會用深刻的心靈去理解萬事萬物,而不要隨便摸到一條象腿就趕緊斷言說大象長得像根柱子. 摸到兩片薄薄的耳朵,就說原來大象也有脆弱的另一面.</text:span></text:p>
      <text:p text:style-name="P2"><text:span text:style-name="T1">對於我們所根本不了解而且也沒興趣了解的東西,如果你還把神明當一回事,那就是閉上嘴巴,別再對著 "人" 批評指教說風涼.</text:span></text:p>
      <text:p text:style-name="P2"><text:span text:style-name="T1">我敢說,不用很多,只要把我所經歷的一些遭遇的萬分之一加在你或你們身上,你們恐怕不知道要哭天搶地成啥樣子了.</text:span></text:p>
      <text:p text:style-name="P2"><text:span text:style-name="T1">結論是: 停止對我指指點點吧! 別再幫我做心理分析了, 再說下去我就要刪妳的留言了!</text:span></text:p>
      <text:p text:style-name="P1"><text:span text:style-name="T1">姑隱其名 | 2010.09.20 02:50 | </text:span><text:span text:style-name="T2">#</text:span></text:p>
      <text:p text:style-name="P3"><text:span text:style-name="T1">陳真按: 這位姑隱其名小姐一直來亂, 強迫我們連她的留言內容也要刪除,說那是她的文字,但又不能出現她的名字. 還說那些惡劣留言是出於一片關心好意. 媽的.</text:span></text:p>
      <text:p text:style-name="P1"><text:span text:style-name="T1">陳真 | 2010.09.19 17:30 | </text:span><text:span text:style-name="T2">#</text:span></text:p>
      <text:p text:style-name="P2"><text:span text:style-name="T1">醫生給了我一個 "兩年後執行" 的死刑宣告,後來又推翻判決改成無期徒刑. , 切記勿過度疲憊, 否則隨時都有可能更改判決…</text:span></text:p>
      <text:p text:style-name="P2"><text:span text:style-name="T1">一兩個月前,也就是從台北地檢署被綁架回來後隔天開始,接受了一連串的殘酷檢查,有通電的,有放入巨大磁場的,看看腦部有沒有長東西.</text:span></text:p>
      <text:p text:style-name="P2"><text:span text:style-name="T1">也許是因為帶有原住民的血統,從小大家都說我眼睛大得跟牛眼一樣. 印象中,大約36歲之後就再也沒有人驚嘆說我眼睛大了. 不但牛眼變豬眼,現在連右眼眼皮也睜不開,說不定哪天就變成慧眼獨具,臉上若再加條疤,披件黑色風衣,那就真的很像怪醫陳博士了.</text:span></text:p>
      <text:p text:style-name="P2"><text:span text:style-name="T1">學姐告訴啟承鈺錠這項判決,那時檢查仍未有結果,我跟他們說,若需開刀我就不開了,因為我不想開完刀之後變成另一個人或開完刀之後忘記誰是維根斯坦誰是鈺錠啟承,我寧可帶著完整的記憶離開.</text:span></text:p>
      <text:p text:style-name="P2"><text:span text:style-name="T1">那一切發生在夢裏的故事都必須同時也是一種真實生活,否則夢境便是可恥,而故事也將只是自欺欺人.</text:span></text:p>
      <text:p text:style-name="P2"><text:span text:style-name="T1">王爾德說得很對: 我們在藝術中有所收穫,並非從中學到什麼,而是藉著它而成爲什麼; 它真正的影響是給予了一種思想, 藉此重組生活中的一切真實. 因此,一個人, 若非愛一切事物的藝術, 那就是根本不愛藝術; 同樣地,一個人若非在一切事物中都需要藝術,那他便是一點也不需要藝術.</text:span></text:p>
      <text:p text:style-name="P1"><text:span text:style-name="T1">陳真 | 2010.09.19 16:33 | </text:span><text:span text:style-name="T2">#</text:span></text:p>
      <text:p text:style-name="P3"><text:span text:style-name="T1">最近一位好朋友再三強烈邀約,要我跟他一起去拜訪一位醫師公會的理事長. 去到對方的診所,裏頭插滿某位綠營人渣的競選旗幟.</text:span></text:p>
      <text:p text:style-name="P3"><text:span text:style-name="T1">見了面,三言兩語不知道要說什麼,便立刻告退.朋友為拉攏距離便說陳真 "過去也是...ㄟ...嗯...呃...民進黨建黨時...好像是有貢獻的,跟林宜瑾...呃...嗯...應該是....一樣的吧?!" 說完對方面露鄙夷顯然以為我們是在吹牛,但仍然說 "喔? 是嗎? 嗯! 好好好! 一起打拼,這裏也算是林宜瑾的地盤."</text:span></text:p>
      <text:p text:style-name="P3"><text:span text:style-name="T1">這聽起來就好像說: "這是林覺民,林覺民過去也是...ㄟ...嗯...呃...對革命..ㄟ...嗯...呃...好像是有貢獻的,就跟璩美鳳...呃...嗯...應該是..一樣的吧?!"</text:span></text:p>
      <text:p text:style-name="P3"><text:span text:style-name="T1">我立即做了點可笑但卻強硬的辯解說我理論上早在 1987 年便已退黨,因為陳菊的慰留而放棄退黨念頭,正式退黨是1994左右,我還說我對這個黨自十多年前便已厭惡鄙視恨之入骨.</text:span></text:p>
      <text:p text:style-name="P3"><text:span text:style-name="T1">氣氛很僵,眾人回程一路無語.</text:span></text:p>
      <text:p text:style-name="P1"><text:span text:style-name="T1">陳真 | 2010.09.19 16:13 | </text:span><text:span text:style-name="T2">#</text:span></text:p>
      <text:p text:style-name="P2"><text:span text:style-name="T1">從我當實習醫師開始,或許因為我在院內總是靜得跟鬼一樣,孤獨來去靜無聲,所以(過去)常有護士或掛號小姐看我可憐,她們一夥人外出時就會問我要不要也一起去看電影或唱KTV,但我這輩子還不知道KTV裏頭長什麼樣,對之厭惡得很.平常人們一說起港台歌星,我只仰慕一個許冠傑和王菲張國榮及梅豔芳,其餘幾乎一無所知,而她們們看的電影不外就是什麼海角七號或艋舺之類,老實說,就算給我一萬元我也沒辦法忍受觀看這樣的一些電影.</text:span></text:p>
      <text:p text:style-name="P2"><text:span text:style-name="T1">於是,她們說,陳醫師不看電影不聽音樂,說我眼睛裏看到的世界只有 "政治".</text:span></text:p>
      <text:p text:style-name="P2"><text:span text:style-name="T1">我無言以對.</text:span></text:p>
      <text:p text:style-name="P2"><text:span text:style-name="T1">我曾是辯論冠軍,辯才無礙,但一遇到人,特別是台灣人,我就啞口無言了.</text:span></text:p>
      <text:p text:style-name="P1"><text:span text:style-name="T1">陳真 | 2010.09.19 15:56 | </text:span><text:span text:style-name="T2">#</text:span></text:p>
      <text:p text:style-name="P3"><text:span text:style-name="T1">我罹患一種類似像霍金那樣的罕見絕症,醫生斷定我2012年之前就會慢慢全身凍僵(反正那時已經世界末日),最後連呼吸也會慢慢停止. 但也有可能不是絕症,而是交感神經整組壞掉,總之從十多年前我就無法 "激昂"了,血壓一般是50左右,比據說隨時有生命危險的吳淑珍血壓還低,心跳一般是40幾,最 "激昂" 時也不過50-60.大部份時候我都很忙很忙,但都是忙著坐著或躺著發呆,就跟植物其實沒兩樣.</text:span></text:p>
      <text:p text:style-name="P3"><text:span text:style-name="T1">前些時候找了一個空檔,我跟學姐還買了包甘蔗去墳前看我媽,同時也準備預先在我媽的墓園裏給自己也買塊墓地,因為學姐說她屆時一個人處理不來喪事.還說我美學要求太多,她記不住,叫我現在就寫下遺囑,把我要在墳前播放的曲子清單及墓碑格式和內容及屍體處理方式一併寫清楚.</text:span></text:p>
      <text:p text:style-name="P3"><text:span text:style-name="T1">我看到一小塊專門放基督徒的角落,還有幾格空位,但我們目前手頭很緊,所以後來沒進墓園辦公室議價.</text:span></text:p>
      <text:p text:style-name="P3"><text:span text:style-name="T1">總之,我從來都不是一個 "激昂" 的人,植物的世界沒有激昂二字.我覺得激昂跟智障幾乎可以畫上等號. 我很怪,但我從來都不笨.</text:span></text:p>
      <text:p text:style-name="P3"><text:span text:style-name="T1">還有,我也不用youtube,就好像我也不會用什麼 facebook一樣.電腦對我而言不過就是一台打字機以及一個可以寫字的黑板.</text:span></text:p>
      <text:p text:style-name="P1"><text:span text:style-name="T1">姑隱其名 | 2010.09.18 22:15 | </text:span><text:span text:style-name="T2">#</text:span></text:p>
      <text:p text:style-name="P2"><text:span text:style-name="T1">陳真按: 這位姑隱其名小姐一直來亂, 強迫我們連她的留言內容也要刪除,說那是她的文字,但又不能出現她的名字. 還說那些惡劣留言是出於一片關心好意. 媽的.</text:span></text:p>
      <text:p text:style-name="P1"><text:span text:style-name="T1">陳真 | 2010.09.18 20:59 | </text:span><text:span text:style-name="T2">#</text:span></text:p>
      <text:p text:style-name="P3"><text:span text:style-name="T1">小慧,我想妳肯定只看過我寫的東西的極極極少數吧? 我不知道妳是看到我寫的什麼? 我不是一直都是寫這類沒營養的東西嗎? 學姐說我整天講同樣的夢話講了千萬遍. 至於那些非常 "不感性" (但也不理性的),我倒是幾乎都從未讓它們面世.</text:span></text:p>
      <text:p text:style-name="P3"><text:span text:style-name="T1">總之,我只有一面,沒有第二面了. 我也很想清醒一些精明一些,但身不由己.</text:span></text:p>
      <text:p text:style-name="P3"><text:span text:style-name="T1">學姐常說我不可能寫出什麼讓她感到新鮮的東西,這話確實是說中核心要害. 維根斯坦說,他感覺自己就像個圖書館解說員,每天反覆介紹同一座圖書館,翻來覆去講同樣的東西,頂多只是換個說法.</text:span></text:p>
      <text:p text:style-name="P3"><text:span text:style-name="T1">范光棣也曾經說,看維根斯坦的東西(在某個意義上)很乏味,因為看兩句就開始重覆了, 翻來覆去都是同樣的那些話.</text:span></text:p>
      <text:p text:style-name="P3"><text:span text:style-name="T1">我想我也一模一樣,狗嘴吐不出葡萄牙,寫來寫去都是夢話,而且是同樣的一個夢,我不知道自己何時開始做夢,只知道好像從那之後就再也沒有清醒.</text:span></text:p>
      <text:p text:style-name="P3"><text:span text:style-name="T1">電影愛麗絲夢遊仙境裏,黑武士罵三月兔和帽客說: 你們全瘋了! 三月兔說: 謝謝你的讚美. 我知道台灣人很混蛋,當他們說某人很 " 怪" 時其實是充滿貶意,但在某個意義上,我對這樣的恭維的確很想脫帽致敬,謝謝混蛋們對我的理解. 說我怪,總比自以為我跟混蛋們一樣正常聽起來要甜美溫馨許多.</text:span></text:p>
      <text:p text:style-name="P3"><text:span text:style-name="T1">我常說個真實笑話,有兩個女性友人與我熟稔,但熟稔絲毫不意味著理解. 了解一個人的身高體重或學經歷跟是否了解他是完全兩回事.</text:span></text:p>
      <text:p text:style-name="P3"><text:span text:style-name="T1">這兩位友人有一次急吼吼地跟我們說有人冒用我的名字陳真寫了很多沒水準的東西,她們說,對方顯然是想要敗壞我的形象. 我說這不希奇啊,我早已習慣各種抹黑或冒名惡搞等等.</text:span></text:p>
      <text:p text:style-name="P3"><text:span text:style-name="T1">但她們說,那個冒名者真的很沒水準,動不動就是他媽的或媽咧個逼或屎屁尿.我和學姐一聽都笑出來,學姐說,那一定是陳真寫的沒錯.</text:span></text:p>
      <text:p text:style-name="P3"><text:span text:style-name="T1">妳要是哪天看到有人用陳真的名字寫一些類似像底下這位張鐵志先生這樣的文章,不用懷疑,那絕對不會是我寫的.我若是寫出這樣水平的東西,我真的會慚愧得按LP自殺.</text:span></text:p>
      <text:p text:style-name="P1"><text:span text:style-name="T1">姑隱其名 | 2010.09.18 11:22 | </text:span><text:span text:style-name="T2">#</text:span></text:p>
      <text:p text:style-name="P2"><text:span text:style-name="T1">陳真按: 這位姑隱其名小姐一直來亂, 強迫我們連她的留言內容也要刪除,說那是她的文字,但又不能出現她的名字. 還說那些惡劣留言是出於一片關心好意. 媽的.</text:span></text:p>
      <text:p text:style-name="P1"><text:span text:style-name="T1">陳真 | 2010.09.18 03:39 | </text:span><text:span text:style-name="T2">#</text:span></text:p>
      <text:p text:style-name="P3"><text:span text:style-name="T1">記者問michael jackson,為何十幾年不願接受訪問,刻意離群隱世? michael jackson說,因為我沒有什麼重要的話想說. 維根斯坦如果還活著,肯定會說: 光憑這句話,就該頒給他一個大獎.</text:span></text:p>
      <text:p text:style-name="P3"><text:span text:style-name="T1">我也沒有什麼重要的話想講,但還是日日夜夜寫個不停,至於有沒有人聽見看見,實在沒什麼意義,至少對我個人毫無意義. 我之所以拼命寫,不是因為這些符號很重要,而只是因為我若不寫我會枯萎而死.</text:span></text:p>
      <text:p text:style-name="P3"><text:span text:style-name="T1">Chomsky的書,從語言哲學到國際政治,從學術專書到無數的通俗email,從字裏到行間,我大概都可以毫無困難地理解. 我想他之所以寫,倒也不是自以為他寫的那些東西有多麼重要,而只是因為不寫會死,總之那些生冷的符號總是連結著一個活物;於是原本不重要的便顯得彷彿重要無比,原本缺乏意義的,於是也似乎有了一點意義.</text:span></text:p>
      <text:p text:style-name="P3"><text:span text:style-name="T1">但你們在市面上看過多少這樣的文字呢? 絕大部份恐怕都是屁,放不放其實都無所謂. 每當我走近像誠品這樣的書局,感覺就像走入屁工廠一樣,特別是走近名作家之類的區域,更不是一個吐字所能形容.</text:span></text:p>
      <text:p text:style-name="P3"><text:span text:style-name="T1">對於研究創作或寫作之事,常有人對我勸勉鼓勵或冷嘲熱諷,以為我追求完美,一輩子恐怕出不了一本書,發表不了一篇論文. 但我其實一點都不是完美主義,我只是不覺得自己寫的這些東西有什麼重要,出不出版都無關緊要. 另外若要說點負面因素,那就是我非常不願意跟外界有所瓜葛,因為無法溝通.若不信邪硬要溝通,無非只是自取其辱徒增寂寥.</text:span></text:p>
      <text:p text:style-name="P3"><text:span text:style-name="T1">於是,不管是避風港也好,餵食靈魂的鴉片也罷,凡是有溝通障礙者或走在社會邊緣的人,肯定都需要像底下這樣一些東西:</text:span></text:p>
      <text:p text:style-name="P3"><text:span text:style-name="T1">http://il.youtube.com/watch?v=dN3GbF9Bx6E&amp;feature=related</text:span></text:p>
      <text:p text:style-name="P3"><text:span text:style-name="T1">我之所以還能活到現在而沒有打算毀滅世界,就是因為有這樣一些鴉片.</text:span></text:p>
      <text:p text:style-name="P3"><text:span text:style-name="T1">光從一陣風的走向,一片雲的模樣,一段音符,一個眼神,我彷彿馬上就能聞出這些東西的身世.</text:span></text:p>
      <text:p text:style-name="P3"><text:span text:style-name="T1">時光往前走,但生命卻彷彿停滯在某個點.王家衛說得很對,那個時代消失了,就像隔著一塊玻璃,看得見但進不去.要是我能打得破這塊時光玻璃,我會毫不猶豫地走回那個時代.它有沒有比較好或比較進步我不知道也不在乎,但至少它讓我感覺彷彿有很多伴,溫暖一些.</text:span><text:span text:style-name="T3"><text:line-break/></text:span></text:p>
      <text:p text:style-name="P1"><text:span text:style-name="T1">李秉叡 | 2010.09.15 12:27 | </text:span><text:span text:style-name="T2">#</text:span></text:p>
      <text:p text:style-name="P2"><text:span text:style-name="T1">我們的時代－喬姆斯基與中國的左右之爭</text:span></text:p>
      <text:p text:style-name="P2"><text:span text:style-name="T1">2010-09-15 中國時報 【張鐵志】</text:span></text:p>
      <text:p text:style-name="P2"><text:span text:style-name="T1">　美國知名左翼知識分子喬姆斯基在八月初訪北京，卻意外點燃一場中國知識界關於左右的辯論。</text:span></text:p>
      <text:p text:style-name="P2"><text:span text:style-name="T1">　八月下旬廣州《南方都市報》專訪喬姆斯基，並採訪知名自由派學者徐友漁教授對於喬姆斯基的看法。徐教授說：「中國的左派抓住喬姆斯基的主要觀點，借題發揮反對和阻擋改革開放…，喬姆斯基這樣的左派對於市場經濟是一種極端批評的態度。但中國只是剛剛開始學美國的市場經濟，那麼在現實中究竟應該批判的到底是什麼東西？在國有壟斷完全沒有擺脫的情況下，就算市場經濟有很多問題，但它在中國發揮的作用以及處境與美國完全不一樣。」</text:span></text:p>
      <text:p text:style-name="P2"><text:span text:style-name="T1">　他又說：「西方的自由競爭、市場經濟派生到上層建築上，是言論自由、信仰自由，喬姆斯基一方面享受到了西方制度帶來的好處，同時卻不太強調在別的國家地區這些東西是何等寶貴，還需要多大代價才能得到。不得不說，他的現實感還是存有問題的。」</text:span></text:p>
      <text:p text:style-name="P2"><text:span text:style-name="T1">　上周，香港中文大學政治系周保松教授又在南方周末為文〈左右為難的喬姆斯基〉挑戰徐友漁觀點。他強調喬姆斯基和自由派一樣，支持言論自由和民主選舉，並解釋喬姆斯基如何從自由主義出發，來反對毫無節制的市場資本主義。他提出的關鍵問題是：「為什麼中國的自由派不可以視他為進步的自由主義者，同時用他的思想來推動中國的開放改革？」周保松教授認為美國政治哲學家羅爾斯的正義論自由主義，亦即同時強調政治自由主義與社會經濟資源的分配，是適合於中國處境的，尤其應該為自由派所接受。</text:span></text:p>
      <text:p text:style-name="P2"><text:span text:style-name="T1">　過去十多年，新左派與自由派的辯論成為中國知識界的主要分歧。所謂新左派是持著左翼立場批評全球化與中國國內不平等，批評西方民主形式與普世價值，認為中國不需要追求自由主義式民主。他們的主張或是強化國家能力，或者緬懷毛時代的社會主義甚至肯定文革，或是在全球金融危機後更肯定中國模式，因而被自由派批評是執政黨或者專制體制的理論捍衛者。誠如周保松教授指出的，喬姆斯基或大部分西方左派是肯定自由與民主的，但中國新左派確實在這個立場上是刻意缺席。</text:span></text:p>
      <text:p text:style-name="P2"><text:span text:style-name="T1">　徐友漁教授的論點則是典型的自由派觀點。一方面，他們不同意西方左派以及中國新左派對市場經濟的激烈批評，認為目前在中國仍由官僚和權貴主導經濟資源，重要的是去建立健康的市場經濟、深化市場改革，而不是去否定市場本身。另方面，他們更反對西方和中國新左派對於西方民主的批判，因為目前中國缺乏形式民主以及對自由人權的基本保障。</text:span></text:p>
      <text:p text:style-name="P2"><text:span text:style-name="T1">　自由派基本上認為，他們面對的是一個後極權/後社會主義的威權國家機器，所以他們在採取政治自由主義時，也認同了經濟自由主義，因為他們擔心西方左翼所強調的國家在經濟生產和分配的角色，在現實中國的脈絡中只會強化這個威權政府。簡言之，中國需要民主與市場，而且這兩者是彼此支持的。</text:span></text:p>
      <text:p text:style-name="P2"><text:span text:style-name="T1">　這個情形部分類似台灣當年主流反對運動：面對威權體制與黨國資本主義的結合，他們也強調市場化、私有化與「解構黨國資本主義」。因此，中國自由派的擔憂是完全可以理解的。</text:span></text:p>
      <text:p text:style-name="P2"><text:span text:style-name="T1">　然而，中國當下的現實問題不僅是政治不自由，也是社會不公正，所以對追求中國轉型的力量而言，無論是羅爾斯的自由主義，或者西方強調政治民主與社會平等的社會民主派，可以是民主派或自由派的重要思想資源。而且，民主所強調的平等與市場必然產生的不平等本質上就有著多重矛盾。</text:span></text:p>
      <text:p text:style-name="P2"><text:span text:style-name="T1">　中國的改革必須超越現有的新左派與市場自由派，找尋一條更符合自由與平等的民主之路。</text:span></text:p>
      <text:p text:style-name="P2"><text:span text:style-name="T1">　（作者為專欄作家）</text:span></text:p>
      <text:p text:style-name="P1"><text:span text:style-name="T1">cindi-chen | 2010.09.01 17:36 | </text:span><text:span text:style-name="T2">#</text:span></text:p>
      <text:p text:style-name="P3"><text:span text:style-name="T1">============================</text:span></text:p>
      <text:p text:style-name="P3"><text:span text:style-name="T1">台灣美麗政壇女姓陳文茜：希望陳水扁被打敗 http://www.sina.com.cn 2005年06月24日16:36 南方人物周刊</text:span></text:p>
      <text:p text:style-name="P3"><text:span text:style-name="T1">.....</text:span></text:p>
      <text:p text:style-name="P3"><text:span text:style-name="T1">人物周刊：選舉失敗後，民進黨說你是壓垮連宋的最後一根稻草，還記得當時說了什麼？對於這種說法覺得委屈嗎？</text:span></text:p>
      <text:p text:style-name="P3"><text:span text:style-name="T1">陳文茜：不覺得委屈，你反對人家，為什麼人家罵你還覺得委屈？當時說那個槍擊案是假的，那是很嚴厲的指控。當時我們已經講好，我做黑臉，馬英九做白臉，大家都是在演戲，有什麼要生氣的。本來說好是我和馬英九一起做黑臉，連宋做白臉，但是他明哲保身，改做白臉。泛藍不能原諒馬英九在槍擊案中的懦弱表現，到現在為止，我都不跟他做對話。政治裡頭，一個站在高位置的人，你做決定還是不做決定，你說話還是不說話，都會被評論，除非你不參加重要的會議，站在邊緣。我現在是台灣最沒有爭議的人，因為我不做事啦，不做事就沒有爭議啊，是不是？你現在在網絡上找不到幾個月來任何一句對我批評的話，你不重要就沒有人罵你了。</text:span></text:p>
      <text:p text:style-name="P3"><text:span text:style-name="T1">.....</text:span></text:p>
      <text:p text:style-name="P3"><text:span text:style-name="T1">本刊記者陳靜</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